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600000425F800DD70B1A5504C.png" manifest:media-type="image/png"/>
  <manifest:file-entry manifest:full-path="Pictures/100002010000032000000258BC06E487A7B05092.png" manifest:media-type="image/png"/>
  <manifest:file-entry manifest:full-path="Pictures/1000020100000280000001E0805D194C03967C8F.png" manifest:media-type="image/png"/>
  <manifest:file-entry manifest:full-path="Pictures/100002010000090E000004FD55B01245D3800E1D.png" manifest:media-type="image/png"/>
  <manifest:file-entry manifest:full-path="Pictures/1000020100000320000002269EDBCD5A7827B2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48cm"/>
    </style:style>
    <style:style style:name="gr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9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774cm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0.869cm" fo:padding-top="0.165cm" fo:padding-bottom="0.165cm" fo:padding-left="0.29cm" fo:padding-right="0.29cm"/>
    </style:style>
    <style:style style:name="gr6" style:family="graphic" style:parent-style-name="standard">
      <style:graphic-properties draw:stroke="none" draw:stroke-dash="_32__20_Dots_20_1_20_Dash" svg:stroke-color="#000000" draw:fill="none" draw:textarea-horizontal-align="justify" draw:textarea-vertical-align="middle" draw:auto-grow-height="false" fo:min-height="3.052cm" fo:min-width="6.8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2.268cm, 1.471cm, 2.176cm)" draw:image-opacity="100%" style:mirror="non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006cm" fo:min-width="2.74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37cm" fo:min-width="2.743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7.843cm, 8.273cm, 1.471cm, 7.439cm)" draw:image-opacity="100%" style:mirror="none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1.703cm, 8.191cm, 9.587cm, 5.547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035cm"/>
    </style:style>
    <style:style style:name="gr13" style:family="graphic" style:parent-style-name="standard">
      <style:graphic-properties draw:stroke="solid" svg:stroke-width="0.081cm" svg:stroke-color="#000000" draw:marker-start-width="0.322cm" draw:marker-end-width="0.322cm" draw:fill="none" draw:textarea-horizontal-align="justify" draw:textarea-vertical-align="middle" draw:auto-grow-height="false" fo:min-height="2.692cm" fo:min-width="3.712cm" fo:padding-top="0.166cm" fo:padding-bottom="0.166cm" fo:padding-left="0.291cm" fo:padding-right="0.291cm"/>
    </style:style>
    <style:style style:name="gr14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2.671cm" fo:min-width="8.009cm" fo:padding-top="0.166cm" fo:padding-bottom="0.166cm" fo:padding-left="0.291cm" fo:padding-right="0.291cm"/>
    </style:style>
    <style:style style:name="gr15" style:family="graphic" style:parent-style-name="standard">
      <style:graphic-properties draw:stroke="solid" svg:stroke-width="0.081cm" svg:stroke-color="#000000" draw:marker-start-width="0.322cm" draw:marker-end-width="0.322cm" draw:fill="none" draw:textarea-horizontal-align="justify" draw:textarea-vertical-align="middle" draw:auto-grow-height="false" fo:min-height="2.589cm" fo:min-width="3.736cm" fo:padding-top="0.166cm" fo:padding-bottom="0.166cm" fo:padding-left="0.291cm" fo:padding-right="0.2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05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57cm, 0cm, 1.226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84cm, 6.956cm, 3.191cm, 6.831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.89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000000" draw:opacity="8%" draw:textarea-horizontal-align="justify" draw:textarea-vertical-align="middle" draw:auto-grow-height="false" fo:min-height="13.72cm" fo:min-width="19.312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b2b2b2" draw:opacity="50%" draw:textarea-horizontal-align="justify" draw:textarea-vertical-align="middle" draw:auto-grow-height="false" fo:min-height="1.676cm" fo:min-width="9.3cm" fo:padding-top="0.152cm" fo:padding-bottom="0.152cm" fo:padding-left="0.277cm" fo:padding-right="0.277cm"/>
    </style:style>
    <style:style style:name="gr24" style:family="graphic" style:parent-style-name="standard">
      <style:graphic-properties draw:stroke="dash" draw:stroke-dash="Ultrafine_20_Dotted_20__28_var_29_" svg:stroke-width="0.106cm" svg:stroke-color="#000000" draw:marker-start-width="0.359cm" draw:marker-end-width="0.359cm" draw:fill="none" draw:fill-color="#b2b2b2" draw:opacity="50%" draw:textarea-horizontal-align="justify" draw:textarea-vertical-align="middle" draw:auto-grow-height="false" fo:min-height="10.058cm" fo:min-width="4.855cm" fo:padding-top="0.178cm" fo:padding-bottom="0.178cm" fo:padding-left="0.303cm" fo:padding-right="0.303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2cm, 2.874cm, 1.352cm, 3.104cm)" draw:image-opacity="100%" style:mirror="none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849cm" fo:min-width="11.309cm" fo:padding-top="0.142cm" fo:padding-bottom="0.142cm" fo:padding-left="0.267cm" fo:padding-right="0.267cm" draw:shadow="hidden"/>
    </style:style>
    <style:style style:name="gr2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color="#000000" draw:fill-color="#ffffff" draw:opacity="51%" draw:textarea-horizontal-align="justify" draw:textarea-vertical-align="middle" draw:auto-grow-height="false" fo:min-height="1.912cm" fo:min-width="3.825cm"/>
    </style:style>
    <style:style style:name="P1" style:family="paragraph">
      <loext:graphic-properties draw:fill="none" draw:fill-color="#ffffff"/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/>
    </style:style>
    <style:style style:name="P6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style:font-name="Courier 10 Pitch1"/>
    </style:style>
    <style:style style:name="P8" style:family="paragraph">
      <loext:graphic-properties draw:fill="none" draw:fill-color="#000000" draw:opacity="8%"/>
      <style:paragraph-properties fo:text-align="center"/>
    </style:style>
    <style:style style:name="P9" style:family="paragraph">
      <loext:graphic-properties draw:fill="none" draw:fill-color="#b2b2b2" draw:opacity="50%"/>
      <style:paragraph-properties fo:text-align="center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-color="#ffffff" draw:opacity="51%"/>
      <style:paragraph-properties fo:text-align="center"/>
      <style:text-properties style:font-name="Calibri1"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/>
    </style:style>
    <style:style style:name="T3" style:family="text">
      <style:text-properties style:font-name="Courier 10 Pitch1"/>
    </style:style>
    <style:style style:name="T4" style:family="text">
      <style:text-properties style:font-name="Calibri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48cm" svg:height="1.119cm" svg:x="3.921cm" svg:y="5.445cm">
          <draw:text-box>
            <text:p><text:span text:style-name="T1">Query term list</text:span></text:p>
          </draw:text-box>
        </draw:frame>
        <draw:line draw:style-name="gr2" draw:text-style-name="P2" draw:layer="layout" svg:x1="11.033cm" svg:y1="7.604cm" svg:x2="16.113cm" svg:y2="7.604cm">
          <text:p/>
        </draw:line>
        <draw:frame draw:style-name="gr3" draw:text-style-name="P4" draw:layer="layout" svg:width="6.496cm" svg:height="1.987cm" svg:x="10.525cm" svg:y="5.191cm">
          <draw:text-box>
            <text:p text:style-name="P3"><text:span text:style-name="T1">Complex network</text:span></text:p>
            <text:p text:style-name="P3"><text:span text:style-name="T1">construction</text:span></text:p>
          </draw:text-box>
        </draw:frame>
        <draw:line draw:style-name="gr2" draw:text-style-name="P2" draw:layer="layout" svg:x1="22.209cm" svg:y1="10.525cm" svg:x2="22.209cm" svg:y2="12.938cm">
          <text:p/>
        </draw:line>
        <draw:frame draw:style-name="gr4" draw:text-style-name="P4" draw:layer="layout" svg:width="8.274cm" svg:height="1.987cm" svg:x="17.872cm" svg:y="17.809cm">
          <draw:text-box>
            <text:p text:style-name="P3"><text:span text:style-name="T1">Community-based</text:span></text:p>
            <text:p text:style-name="P3"><text:span text:style-name="T1">Subgroup construction</text:span></text:p>
          </draw:text-box>
        </draw:frame>
        <draw:frame draw:style-name="gr5" draw:text-style-name="P5" draw:layer="layout" svg:width="4.826cm" svg:height="1.199cm" svg:x="4.175cm" svg:y="6.715cm">
          <draw:text-box>
            <text:p><text:span text:style-name="T2">T1,T2,…,Tn</text:span></text:p>
          </draw:text-box>
        </draw:frame>
        <draw:line draw:style-name="gr2" draw:text-style-name="P2" draw:layer="layout" svg:x1="17.637cm" svg:y1="15.732cm" svg:x2="15.097cm" svg:y2="16.748cm">
          <text:p/>
        </draw:line>
        <draw:custom-shape draw:style-name="gr6" draw:text-style-name="P6" draw:layer="layout" svg:width="7.366cm" svg:height="3.302cm" svg:x="1.635cm" svg:y="13.95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9.191cm" svg:height="6.985cm" svg:x="17.256cm" svg:y="3.032cm">
          <draw:image xlink:href="Pictures/100002010000032000000258BC06E487A7B05092.png" xlink:type="simple" xlink:show="embed" xlink:actuate="onLoad">
            <text:p/>
          </draw:image>
        </draw:frame>
        <draw:custom-shape draw:style-name="gr8" draw:text-style-name="P2" draw:layer="layout" svg:width="4.699cm" svg:height="3.302cm" svg:x="19.66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699cm" svg:height="2.921cm" svg:x="19.288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2.666cm" svg:height="3.429cm" svg:x="22.844cm" svg:y="13.192cm">
          <draw:image xlink:href="Pictures/100002010000032000000258BC06E487A7B05092.png" xlink:type="simple" xlink:show="embed" xlink:actuate="onLoad">
            <text:p/>
          </draw:image>
        </draw:frame>
        <draw:frame draw:style-name="gr11" draw:text-style-name="P2" draw:layer="layout" svg:width="3.809cm" svg:height="2.285cm" svg:x="18.146cm" svg:y="14.336cm">
          <draw:image xlink:href="Pictures/100002010000032000000258BC06E487A7B05092.png" xlink:type="simple" xlink:show="embed" xlink:actuate="onLoad">
            <text:p/>
          </draw:image>
        </draw:frame>
        <draw:frame draw:style-name="gr12" draw:text-style-name="P1" draw:layer="layout" svg:width="1.535cm" svg:height="1.119cm" svg:x="19.669cm" svg:y="16.675cm">
          <draw:text-box>
            <text:p><text:span text:style-name="T1">G1</text:span></text:p>
          </draw:text-box>
        </draw:frame>
        <draw:frame draw:style-name="gr12" draw:text-style-name="P1" draw:layer="layout" svg:width="1.535cm" svg:height="1.119cm" svg:x="23.606cm" svg:y="16.748cm">
          <draw:text-box>
            <text:p><text:span text:style-name="T1">G2</text:span></text:p>
          </draw:text-box>
        </draw:frame>
        <draw:custom-shape draw:style-name="gr13" draw:text-style-name="P6" draw:layer="layout" svg:width="4.318cm" svg:height="3.048cm" svg:x="10.525cm" svg:y="15.224cm">
          <text:p text:style-name="P3"><text:span text:style-name="T1">Ru</text:span><text:span text:style-name="T1">le</text:span></text:p>
          <text:p text:style-name="P3"><text:span text:style-name="T1">ind</text:span><text:span text:style-name="T1">uct</text:span><text:span text:style-name="T1">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8.509cm" svg:height="2.921cm" svg:x="8.112cm" svg:y="10.398cm">
          <text:p text:style-name="P3"><text:span text:style-name="T1">On</text:span><text:span text:style-name="T1">tol</text:span><text:span text:style-name="T1">og</text:span><text:span text:style-name="T1">y – </text:span><text:span text:style-name="T1">ba</text:span><text:span text:style-name="T1">ck</text:span><text:span text:style-name="T1">gr</text:span><text:span text:style-name="T1">ou</text:span><text:span text:style-name="T1">nd</text:span></text:p>
          <text:p text:style-name="P3"><text:span text:style-name="T1">kn</text:span><text:span text:style-name="T1">ow</text:span><text:span text:style-name="T1">led</text:span><text:span text:style-name="T1">g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684cm" svg:y1="13.7cm" svg:x2="12.684cm" svg:y2="14.97cm">
          <text:p/>
        </draw:line>
        <draw:line draw:style-name="gr2" draw:text-style-name="P2" draw:layer="layout" svg:x1="10.017cm" svg:y1="16.748cm" svg:x2="6.969cm" svg:y2="16.748cm">
          <text:p/>
        </draw:line>
        <draw:custom-shape draw:style-name="gr15" draw:text-style-name="P6" draw:layer="layout" svg:width="4.318cm" svg:height="2.921cm" svg:x="2.27cm" svg:y="15.224cm">
          <text:p text:style-name="P3"><text:span text:style-name="T1">G1 ←. . .</text:span></text:p>
          <text:p text:style-name="P3"><text:span text:style-name="T1">G2 ←. . .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4.558cm" svg:height="1.987cm" svg:x="2.157cm" svg:y="18.272cm">
          <draw:text-box>
            <text:p text:style-name="P3"><text:span text:style-name="T1">Knowledge </text:span></text:p>
            <text:p text:style-name="P3"><text:span text:style-name="T1">discovery</text:span></text:p>
          </draw:text-box>
        </draw:frame>
      </draw:page>
      <draw:page draw:name="page2" draw:style-name="dp1" draw:master-page-name="Default">
        <draw:frame draw:style-name="gr17" draw:text-style-name="P2" draw:layer="layout" svg:width="17.956cm" svg:height="13.08cm" svg:x="0.951cm" svg:y="1.128cm">
          <draw:image xlink:href="Pictures/1000020100000280000001E0805D194C03967C8F.png" xlink:type="simple" xlink:show="embed" xlink:actuate="onLoad">
            <text:p/>
          </draw:image>
        </draw:frame>
        <draw:frame draw:style-name="gr18" draw:text-style-name="P2" draw:layer="layout" svg:width="13.887cm" svg:height="9.753cm" svg:x="12.176cm" svg:y="8.874cm">
          <draw:image xlink:href="Pictures/100002010000090E000004FD55B01245D3800E1D.png" xlink:type="simple" xlink:show="embed" xlink:actuate="onLoad">
            <text:p/>
          </draw:image>
        </draw:frame>
        <draw:frame draw:style-name="gr19" draw:text-style-name="P7" draw:layer="layout" svg:width="1.396cm" svg:height="1.331cm" svg:x="2.143cm" svg:y="11.226cm">
          <draw:text-box>
            <text:p><text:span text:style-name="T3">A)</text:span></text:p>
          </draw:text-box>
        </draw:frame>
        <draw:frame draw:style-name="gr20" draw:text-style-name="P7" draw:layer="layout" svg:width="1.396cm" svg:height="1.331cm" svg:x="22.971cm" svg:y="16.687cm">
          <draw:text-box>
            <text:p><text:span text:style-name="T3">B)</text:span></text:p>
          </draw:text-box>
        </draw:frame>
      </draw:page>
      <draw:page draw:name="page3" draw:style-name="dp1" draw:master-page-name="Default">
        <draw:frame draw:style-name="gr21" draw:text-style-name="P2" draw:layer="layout" svg:width="25.493cm" svg:height="17.526cm" svg:x="1.161cm" svg:y="1.508cm">
          <draw:image xlink:href="Pictures/1000020100000320000002269EDBCD5A7827B27D.png" xlink:type="simple" xlink:show="embed" xlink:actuate="onLoad">
            <text:p/>
          </draw:image>
        </draw:frame>
        <draw:custom-shape draw:style-name="gr22" draw:text-style-name="P8" draw:layer="layout" svg:width="19.812cm" svg:height="13.97cm" svg:x="4.556cm" svg:y="3.2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9.906cm" svg:height="2.032cm" svg:x="5.191cm" svg:y="8.8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5.461cm" svg:height="10.414cm" svg:x="17.891cm" svg:y="5.19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25" draw:text-style-name="P3" draw:layer="layout" svg:width="25.272cm" svg:height="19.212cm" svg:x="1.128cm" svg:y="1.254cm">
          <draw:image xlink:href="Pictures/10000201000005A600000425F800DD70B1A5504C.png" xlink:type="simple" xlink:show="embed" xlink:actuate="onLoad">
            <text:p/>
          </draw:image>
        </draw:frame>
        <draw:custom-shape draw:style-name="gr26" draw:text-style-name="P2" draw:layer="layout" svg:width="16.747cm" svg:height="4.429cm" draw:transform="skewX (-5.02103724586355E-017) rotate (-0.386415896391545) translate (3.413cm 0.7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7.256cm" svg:y1="3.921cm" svg:x2="14.897cm" svg:y2="5.101cm">
          <text:p/>
        </draw:line>
        <draw:custom-shape draw:style-name="gr28" draw:text-style-name="P11" draw:layer="layout" svg:width="4.325cm" svg:height="2.162cm" svg:x="17.83cm" svg:y="2.7cm">
          <text:p text:style-name="P10"><text:span text:style-name="T4">Common </text:span></text:p>
          <text:p text:style-name="P10"><text:span text:style-name="T4">term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33:56.537340098</meta:creation-date>
    <dc:date>2017-06-20T23:02:36.735762190</dc:date>
    <meta:editing-duration>PT1H13M55S</meta:editing-duration>
    <meta:editing-cycles>17</meta:editing-cycles>
    <meta:generator>LibreOffice/5.1.6.2$Linux_X86_64 LibreOffice_project/10m0$Build-2</meta:generator>
    <meta:document-statistic meta:object-count="33"/>
  </office:meta>
</office:document-meta>
</file>